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2.088cm"/>
    </style:style>
    <style:style style:name="co5" style:family="table-column">
      <style:table-column-properties fo:break-before="auto" style:column-width="1.356cm"/>
    </style:style>
    <style:style style:name="co6" style:family="table-column">
      <style:table-column-properties fo:break-before="auto" style:column-width="1.653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3.937cm"/>
    </style:style>
    <style:style style:name="co9" style:family="table-column">
      <style:table-column-properties fo:break-before="auto" style:column-width="3.59cm"/>
    </style:style>
    <style:style style:name="co10" style:family="table-column">
      <style:table-column-properties fo:break-before="auto" style:column-width="3.634cm"/>
    </style:style>
    <style:style style:name="co11" style:family="table-column">
      <style:table-column-properties fo:break-before="auto" style:column-width="4.284cm"/>
    </style:style>
    <style:style style:name="co12" style:family="table-column">
      <style:table-column-properties fo:break-before="auto" style:column-width="3.697cm"/>
    </style:style>
    <style:style style:name="co13" style:family="table-column">
      <style:table-column-properties fo:break-before="auto" style:column-width="2.17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assembly">
      <style:table-properties table:display="true" style:writing-mode="lr-tb"/>
    </style:style>
    <style:style style:name="ta2" style:family="table" style:master-page-name="PageStyle_5f_payment">
      <style:table-properties table:display="true" style:writing-mode="lr-tb"/>
    </style:style>
    <style:style style:name="ta3" style:family="table" style:master-page-name="PageStyle_5f_duration">
      <style:table-properties table:display="true" style:writing-mode="lr-tb"/>
    </style:style>
    <style:style style:name="ta4" style:family="table" style:master-page-name="PageStyle_5f_trips">
      <style:table-properties table:display="true" style:writing-mode="lr-tb"/>
    </style:style>
    <style:style style:name="ta5" style:family="table" style:master-page-name="PageStyle_5f_trip_5f_detail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ffa6" fo:border="0.74pt solid #000000"/>
    </style:style>
    <style:style style:name="ce2" style:family="table-cell" style:parent-style-name="Default">
      <style:table-cell-properties fo:background-color="#dee6ef"/>
    </style:style>
    <style:style style:name="ce14" style:family="table-cell" style:parent-style-name="Default">
      <style:table-cell-properties fo:background-color="#b4c7dc"/>
    </style:style>
    <style:style style:name="ce3" style:family="table-cell" style:parent-style-name="Default" style:data-style-name="N135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7d7" fo:border="0.74pt solid #000000"/>
    </style:style>
    <style:style style:name="ce18" style:family="table-cell" style:parent-style-name="Default">
      <style:table-cell-properties fo:background-color="#b4c7dc" fo:border="0.74pt solid #000000"/>
    </style:style>
    <style:style style:name="ce10" style:family="table-cell" style:parent-style-name="Default">
      <style:table-cell-properties fo:background-color="#ffff00" fo:border="0.74pt solid #000000"/>
    </style:style>
    <style:style style:name="ce11" style:family="table-cell" style:parent-style-name="Default">
      <style:table-cell-properties fo:border="0.74pt solid #000000"/>
    </style:style>
    <style:style style:name="ce6" style:family="table-cell" style:parent-style-name="Default" style:data-style-name="N135"/>
    <style:style style:name="ce7" style:family="table-cell" style:parent-style-name="Default" style:data-style-name="N10">
      <style:table-cell-properties fo:background-color="#ffd7d7" fo:border="0.74pt solid #000000"/>
    </style:style>
    <style:style style:name="ce8" style:family="table-cell" style:parent-style-name="Default" style:data-style-name="N135">
      <style:table-cell-properties fo:background-color="#ffffa6" fo:border="0.74pt solid #000000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ee6ef"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semb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ssembly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hadevapura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. T. M. Layout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mmanahalli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. V. Raman Nagar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nti Nagar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galore South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ishnarajapuram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yatarayanapura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yanagar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ivajinagar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rvagnanagar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jarajeshwarinagar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pet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lleshwaram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dmanabhanagar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ndhi Nagar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bbal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eshwantpur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savanagudi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sarahalli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elahanka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halakshmi Layout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ulakeshinagar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jay Nagar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vindraj Nagar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jaji Nagar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ekal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mrajpet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oskote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lamangala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ther Assemblies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vanahalli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gadi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ddaballapur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managaram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annapatna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nakapura</text:p>
          </table:table-cell>
          <table:table-cell table:number-columns-repeated="16382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yment" table:style-name="ta2">
        <table:table-column table:style-name="co3" table:number-columns-repeated="163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thod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h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i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bit card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dit card</text:p>
          </table:table-cell>
          <table:table-cell table:number-columns-repeated="16382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uration" table:style-name="ta3">
        <office:forms form:automatic-focus="false" form:apply-design-mode="false"/>
        <table:table-column table:style-name="co3" table:number-columns-repeated="163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uration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-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-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-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-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-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-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-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-10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-11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-12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-13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-14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-15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5-16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-17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7-18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8-19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-20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-21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1-22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2-23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3-24</text:p>
          </table:table-cell>
          <table:table-cell table:number-columns-repeated="16382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rips" table:style-name="ta4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trip_id</text:p>
          </table:table-cell>
          <table:table-cell office:value-type="string" calcext:value-type="string">
            <text:p>faremethod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loc_from</text:p>
          </table:table-cell>
          <table:table-cell office:value-type="string" calcext:value-type="string">
            <text:p>loc_to</text:p>
          </table:table-cell>
          <table:table-cell office:value-type="string" calcext:value-type="string">
            <text:p>driver_id</text:p>
          </table:table-cell>
          <table:table-cell office:value-type="string" calcext:value-type="string">
            <text:p>cust_id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uration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1" calcext:value-type="float">
            <text:p>58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66" calcext:value-type="float">
            <text:p>106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21" calcext:value-type="float">
            <text:p>10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47" calcext:value-type="float">
            <text:p>64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14" calcext:value-type="float">
            <text:p>121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28" calcext:value-type="float">
            <text:p>92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71" calcext:value-type="float">
            <text:p>137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23" calcext:value-type="float">
            <text:p>122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063" calcext:value-type="float">
            <text:p>106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719" calcext:value-type="float">
            <text:p>7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64" calcext:value-type="float">
            <text:p>76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28" calcext:value-type="float">
            <text:p>62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637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479" calcext:value-type="float">
            <text:p>147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07" calcext:value-type="float">
            <text:p>80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431" calcext:value-type="float">
            <text:p>143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456" calcext:value-type="float">
            <text:p>145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39" calcext:value-type="float">
            <text:p>53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227" calcext:value-type="float">
            <text:p>122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177" calcext:value-type="float">
            <text:p>117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20" calcext:value-type="float">
            <text:p>122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637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987" calcext:value-type="float">
            <text:p>98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267" calcext:value-type="float">
            <text:p>126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290" calcext:value-type="float">
            <text:p>129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190" calcext:value-type="float">
            <text:p>119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208" calcext:value-type="float">
            <text:p>120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62" calcext:value-type="float">
            <text:p>46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235" calcext:value-type="float">
            <text:p>12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740" calcext:value-type="float">
            <text:p>74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162" calcext:value-type="float">
            <text:p>116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422" calcext:value-type="float">
            <text:p>14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246" calcext:value-type="float">
            <text:p>124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369" calcext:value-type="float">
            <text:p>136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19" calcext:value-type="float">
            <text:p>9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148" calcext:value-type="float">
            <text:p>114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78" calcext:value-type="float">
            <text:p>87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323" calcext:value-type="float">
            <text:p>132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424" calcext:value-type="float">
            <text:p>14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247" calcext:value-type="float">
            <text:p>124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977" calcext:value-type="float">
            <text:p>97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27" calcext:value-type="float">
            <text:p>92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365" calcext:value-type="float">
            <text:p>136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946" calcext:value-type="float">
            <text:p>94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577" calcext:value-type="float">
            <text:p>57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94" calcext:value-type="float">
            <text:p>69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272" calcext:value-type="float">
            <text:p>127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619" calcext:value-type="float">
            <text:p>61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569" calcext:value-type="float">
            <text:p>56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439" calcext:value-type="float">
            <text:p>143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867" calcext:value-type="float">
            <text:p>86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002" calcext:value-type="float">
            <text:p>100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783" calcext:value-type="float">
            <text:p>78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303" calcext:value-type="float">
            <text:p>130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486" calcext:value-type="float">
            <text:p>148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389" calcext:value-type="float">
            <text:p>138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461" calcext:value-type="float">
            <text:p>146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1419" calcext:value-type="float">
            <text:p>141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913" calcext:value-type="float">
            <text:p>91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849" calcext:value-type="float">
            <text:p>8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057" calcext:value-type="float">
            <text:p>1057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957" calcext:value-type="float">
            <text:p>95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597" calcext:value-type="float">
            <text:p>59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420" calcext:value-type="float">
            <text:p>142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608" calcext:value-type="float">
            <text:p>60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224" calcext:value-type="float">
            <text:p>12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454" calcext:value-type="float">
            <text:p>45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476" calcext:value-type="float">
            <text:p>47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1155" calcext:value-type="float">
            <text:p>115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477" calcext:value-type="float">
            <text:p>47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219" calcext:value-type="float">
            <text:p>12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404" calcext:value-type="float">
            <text:p>140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551" calcext:value-type="float">
            <text:p>55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409" calcext:value-type="float">
            <text:p>14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569" calcext:value-type="float">
            <text:p>56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1343" calcext:value-type="float">
            <text:p>134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923" calcext:value-type="float">
            <text:p>92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050" calcext:value-type="float">
            <text:p>105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67" calcext:value-type="float">
            <text:p>146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906" calcext:value-type="float">
            <text:p>90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1156" calcext:value-type="float">
            <text:p>115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388" calcext:value-type="float">
            <text:p>13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1265" calcext:value-type="float">
            <text:p>126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1052" calcext:value-type="float">
            <text:p>105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94" calcext:value-type="float">
            <text:p>59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float" office:value="1462" calcext:value-type="float">
            <text:p>146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1387" calcext:value-type="float">
            <text:p>138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674" calcext:value-type="float">
            <text:p>67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1381" calcext:value-type="float">
            <text:p>138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930" calcext:value-type="float">
            <text:p>93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1355" calcext:value-type="float">
            <text:p>135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690" calcext:value-type="float">
            <text:p>69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063" calcext:value-type="float">
            <text:p>106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566" calcext:value-type="float">
            <text:p>56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1496" calcext:value-type="float">
            <text:p>14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1350" calcext:value-type="float">
            <text:p>135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float" office:value="812" calcext:value-type="float">
            <text:p>8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1122" calcext:value-type="float">
            <text:p>11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843" calcext:value-type="float">
            <text:p>84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673" calcext:value-type="float">
            <text:p>67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827" calcext:value-type="float">
            <text:p>82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916" calcext:value-type="float">
            <text:p>9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1323" calcext:value-type="float">
            <text:p>132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1346" calcext:value-type="float">
            <text:p>134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505" calcext:value-type="float">
            <text:p>50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1373" calcext:value-type="float">
            <text:p>137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1327" calcext:value-type="float">
            <text:p>13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930" calcext:value-type="float">
            <text:p>9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812" calcext:value-type="float">
            <text:p>81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844" calcext:value-type="float">
            <text:p>8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1208" calcext:value-type="float">
            <text:p>120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282" calcext:value-type="float">
            <text:p>128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1083" calcext:value-type="float">
            <text:p>108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284" calcext:value-type="float">
            <text:p>128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855" calcext:value-type="float">
            <text:p>85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float" office:value="1003" calcext:value-type="float">
            <text:p>100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797" calcext:value-type="float">
            <text:p>79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1255" calcext:value-type="float">
            <text:p>12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754" calcext:value-type="float">
            <text:p>75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1209" calcext:value-type="float">
            <text:p>120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1297" calcext:value-type="float">
            <text:p>129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1154" calcext:value-type="float">
            <text:p>115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office:value-type="float" office:value="1371" calcext:value-type="float">
            <text:p>137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1076" calcext:value-type="float">
            <text:p>107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1172" calcext:value-type="float">
            <text:p>117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1228" calcext:value-type="float">
            <text:p>12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float" office:value="1048" calcext:value-type="float">
            <text:p>104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629" calcext:value-type="float">
            <text:p>6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725" calcext:value-type="float">
            <text:p>7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935" calcext:value-type="float">
            <text:p>93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543" calcext:value-type="float">
            <text:p>54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float" office:value="878" calcext:value-type="float">
            <text:p>8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office:value-type="float" office:value="1145" calcext:value-type="float">
            <text:p>114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1352" calcext:value-type="float">
            <text:p>135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1466" calcext:value-type="float">
            <text:p>146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597" calcext:value-type="float">
            <text:p>59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732" calcext:value-type="float">
            <text:p>7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642" calcext:value-type="float">
            <text:p>64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float" office:value="1383" calcext:value-type="float">
            <text:p>138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float" office:value="1184" calcext:value-type="float">
            <text:p>118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1370" calcext:value-type="float">
            <text:p>137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1050" calcext:value-type="float">
            <text:p>105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1130" calcext:value-type="float">
            <text:p>11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357" calcext:value-type="float">
            <text:p>35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1052" calcext:value-type="float">
            <text:p>105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  <table:table-cell office:value-type="float" office:value="1085" calcext:value-type="float">
            <text:p>108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float" office:value="1360" calcext:value-type="float">
            <text:p>136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float" office:value="934" calcext:value-type="float">
            <text:p>93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734" calcext:value-type="float">
            <text:p>73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879" calcext:value-type="float">
            <text:p>87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49" calcext:value-type="float">
            <text:p>64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702" calcext:value-type="float">
            <text:p>70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775" calcext:value-type="float">
            <text:p>77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714" calcext:value-type="float">
            <text:p>71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float" office:value="1488" calcext:value-type="float">
            <text:p>148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1436" calcext:value-type="float">
            <text:p>143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1335" calcext:value-type="float">
            <text:p>133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1264" calcext:value-type="float">
            <text:p>126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float" office:value="1254" calcext:value-type="float">
            <text:p>125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1355" calcext:value-type="float">
            <text:p>135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940" calcext:value-type="float">
            <text:p>9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float" office:value="1277" calcext:value-type="float">
            <text:p>127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966" calcext:value-type="float">
            <text:p>96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1150" calcext:value-type="float">
            <text:p>11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590" calcext:value-type="float">
            <text:p>59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1227" calcext:value-type="float">
            <text:p>122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office:value-type="float" office:value="1464" calcext:value-type="float">
            <text:p>146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1377" calcext:value-type="float">
            <text:p>137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709" calcext:value-type="float">
            <text:p>70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float" office:value="1053" calcext:value-type="float">
            <text:p>105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float" office:value="1426" calcext:value-type="float">
            <text:p>142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417" calcext:value-type="float">
            <text:p>141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315" calcext:value-type="float">
            <text:p>13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1227" calcext:value-type="float">
            <text:p>12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940" calcext:value-type="float">
            <text:p>94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  <table:table-cell office:value-type="float" office:value="1376" calcext:value-type="float">
            <text:p>137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1452" calcext:value-type="float">
            <text:p>145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  <table:table-cell office:value-type="float" office:value="1293" calcext:value-type="float">
            <text:p>129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office:value-type="float" office:value="1247" calcext:value-type="float">
            <text:p>124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float" office:value="934" calcext:value-type="float">
            <text:p>9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1328" calcext:value-type="float">
            <text:p>1328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float" office:value="1113" calcext:value-type="float">
            <text:p>111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1474" calcext:value-type="float">
            <text:p>147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office:value-type="float" office:value="1205" calcext:value-type="float">
            <text:p>120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  <table:table-cell office:value-type="float" office:value="1493" calcext:value-type="float">
            <text:p>149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1479" calcext:value-type="float">
            <text:p>147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1355" calcext:value-type="float">
            <text:p>135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office:value-type="float" office:value="1403" calcext:value-type="float">
            <text:p>140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969" calcext:value-type="float">
            <text:p>96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1436" calcext:value-type="float">
            <text:p>143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1468" calcext:value-type="float">
            <text:p>146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1403" calcext:value-type="float">
            <text:p>14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622" calcext:value-type="float">
            <text:p>6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815" calcext:value-type="float">
            <text:p>81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1134" calcext:value-type="float">
            <text:p>113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float" office:value="798" calcext:value-type="float">
            <text:p>79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1227" calcext:value-type="float">
            <text:p>122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 office:value-type="float" office:value="1399" calcext:value-type="float">
            <text:p>139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  <table:table-cell office:value-type="float" office:value="1047" calcext:value-type="float">
            <text:p>104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1493" calcext:value-type="float">
            <text:p>149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1299" calcext:value-type="float">
            <text:p>129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office:value-type="float" office:value="913" calcext:value-type="float">
            <text:p>91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office:value-type="float" office:value="1175" calcext:value-type="float">
            <text:p>117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office:value-type="float" office:value="965" calcext:value-type="float">
            <text:p>96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  <table:table-cell office:value-type="float" office:value="1208" calcext:value-type="float">
            <text:p>120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office:value-type="float" office:value="1481" calcext:value-type="float">
            <text:p>148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4" calcext:value-type="float">
            <text:p>4</text:p>
          </table:table-cell>
          <table:table-cell office:value-type="float" office:value="738" calcext:value-type="float">
            <text:p>73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office:value-type="float" office:value="1385" calcext:value-type="float">
            <text:p>138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office:value-type="float" office:value="1387" calcext:value-type="float">
            <text:p>138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1227" calcext:value-type="float">
            <text:p>122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4" calcext:value-type="float">
            <text:p>4</text:p>
          </table:table-cell>
          <table:table-cell office:value-type="float" office:value="588" calcext:value-type="float">
            <text:p>58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float" office:value="779" calcext:value-type="float">
            <text:p>77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1314" calcext:value-type="float">
            <text:p>13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office:value-type="float" office:value="1155" calcext:value-type="float">
            <text:p>115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0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1431" calcext:value-type="float">
            <text:p>143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float" office:value="676" calcext:value-type="float">
            <text:p>6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office:value-type="float" office:value="689" calcext:value-type="float">
            <text:p>68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4" calcext:value-type="float">
            <text:p>4</text:p>
          </table:table-cell>
          <table:table-cell office:value-type="float" office:value="1087" calcext:value-type="float">
            <text:p>10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1193" calcext:value-type="float">
            <text:p>119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 office:value-type="float" office:value="1375" calcext:value-type="float">
            <text:p>137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  <table:table-cell office:value-type="float" office:value="1062" calcext:value-type="float">
            <text:p>106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4" calcext:value-type="float">
            <text:p>4</text:p>
          </table:table-cell>
          <table:table-cell office:value-type="float" office:value="791" calcext:value-type="float">
            <text:p>79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  <table:table-cell office:value-type="float" office:value="519" calcext:value-type="float">
            <text:p>51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office:value-type="float" office:value="845" calcext:value-type="float">
            <text:p>84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785" calcext:value-type="float">
            <text:p>78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office:value-type="float" office:value="836" calcext:value-type="float">
            <text:p>83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float" office:value="794" calcext:value-type="float">
            <text:p>79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float" office:value="723" calcext:value-type="float">
            <text:p>72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office:value-type="float" office:value="841" calcext:value-type="float">
            <text:p>8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  <table:table-cell office:value-type="float" office:value="1097" calcext:value-type="float">
            <text:p>109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  <table:table-cell office:value-type="float" office:value="798" calcext:value-type="float">
            <text:p>79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float" office:value="1144" calcext:value-type="float">
            <text:p>114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247" calcext:value-type="float">
            <text:p>124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4" calcext:value-type="float">
            <text:p>4</text:p>
          </table:table-cell>
          <table:table-cell office:value-type="float" office:value="455" calcext:value-type="float">
            <text:p>45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4" calcext:value-type="float">
            <text:p>4</text:p>
          </table:table-cell>
          <table:table-cell office:value-type="float" office:value="1260" calcext:value-type="float">
            <text:p>126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412" calcext:value-type="float">
            <text:p>41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1465" calcext:value-type="float">
            <text:p>146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office:value-type="float" office:value="1308" calcext:value-type="float">
            <text:p>130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office:value-type="float" office:value="1218" calcext:value-type="float">
            <text:p>12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1435" calcext:value-type="float">
            <text:p>143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office:value-type="float" office:value="895" calcext:value-type="float">
            <text:p>89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office:value-type="float" office:value="957" calcext:value-type="float">
            <text:p>95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1484" calcext:value-type="float">
            <text:p>14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office:value-type="float" office:value="1418" calcext:value-type="float">
            <text:p>14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office:value-type="float" office:value="357" calcext:value-type="float">
            <text:p>35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4" calcext:value-type="float">
            <text:p>4</text:p>
          </table:table-cell>
          <table:table-cell office:value-type="float" office:value="1338" calcext:value-type="float">
            <text:p>133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  <table:table-cell office:value-type="float" office:value="891" calcext:value-type="float">
            <text:p>89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1495" calcext:value-type="float">
            <text:p>149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4" calcext:value-type="float">
            <text:p>4</text:p>
          </table:table-cell>
          <table:table-cell office:value-type="float" office:value="913" calcext:value-type="float">
            <text:p>9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996" calcext:value-type="float">
            <text:p>99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1390" calcext:value-type="float">
            <text:p>139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office:value-type="float" office:value="617" calcext:value-type="float">
            <text:p>6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  <table:table-cell office:value-type="float" office:value="579" calcext:value-type="float">
            <text:p>57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4" calcext:value-type="float">
            <text:p>4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11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</text:p>
          </table:table-cell>
          <table:table-cell office:value-type="float" office:value="932" calcext:value-type="float">
            <text:p>9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1430" calcext:value-type="float">
            <text:p>143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4" calcext:value-type="float">
            <text:p>4</text:p>
          </table:table-cell>
          <table:table-cell office:value-type="float" office:value="1062" calcext:value-type="float">
            <text:p>106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1264" calcext:value-type="float">
            <text:p>126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office:value-type="float" office:value="876" calcext:value-type="float">
            <text:p>87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  <table:table-cell office:value-type="float" office:value="809" calcext:value-type="float">
            <text:p>80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1126" calcext:value-type="float">
            <text:p>112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1380" calcext:value-type="float">
            <text:p>138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4" calcext:value-type="float">
            <text:p>4</text:p>
          </table:table-cell>
          <table:table-cell office:value-type="float" office:value="954" calcext:value-type="float">
            <text:p>95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1484" calcext:value-type="float">
            <text:p>148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office:value-type="float" office:value="1148" calcext:value-type="float">
            <text:p>114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</text:p>
          </table:table-cell>
          <table:table-cell office:value-type="float" office:value="559" calcext:value-type="float">
            <text:p>55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  <table:table-cell office:value-type="float" office:value="919" calcext:value-type="float">
            <text:p>91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</text:p>
          </table:table-cell>
          <table:table-cell office:value-type="float" office:value="620" calcext:value-type="float">
            <text:p>62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369" calcext:value-type="float">
            <text:p>136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  <table:table-cell office:value-type="float" office:value="1021" calcext:value-type="float">
            <text:p>1021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2" calcext:value-type="float">
            <text:p>2</text:p>
          </table:table-cell>
          <table:table-cell office:value-type="float" office:value="1458" calcext:value-type="float">
            <text:p>145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4" calcext:value-type="float">
            <text:p>4</text:p>
          </table:table-cell>
          <table:table-cell office:value-type="float" office:value="1006" calcext:value-type="float">
            <text:p>100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3" calcext:value-type="float">
            <text:p>3</text:p>
          </table:table-cell>
          <table:table-cell office:value-type="float" office:value="1321" calcext:value-type="float">
            <text:p>132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1069" calcext:value-type="float">
            <text:p>10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float" office:value="1219" calcext:value-type="float">
            <text:p>121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4" calcext:value-type="float">
            <text:p>4</text:p>
          </table:table-cell>
          <table:table-cell office:value-type="float" office:value="1356" calcext:value-type="float">
            <text:p>135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float" office:value="1130" calcext:value-type="float">
            <text:p>113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</text:p>
          </table:table-cell>
          <table:table-cell office:value-type="float" office:value="636" calcext:value-type="float">
            <text:p>63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4" calcext:value-type="float">
            <text:p>4</text:p>
          </table:table-cell>
          <table:table-cell office:value-type="float" office:value="727" calcext:value-type="float">
            <text:p>7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office:value-type="float" office:value="782" calcext:value-type="float">
            <text:p>78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1428" calcext:value-type="float">
            <text:p>142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4" calcext:value-type="float">
            <text:p>4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4" calcext:value-type="float">
            <text:p>4</text:p>
          </table:table-cell>
          <table:table-cell office:value-type="float" office:value="1262" calcext:value-type="float">
            <text:p>126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 office:value-type="float" office:value="943" calcext:value-type="float">
            <text:p>94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3" calcext:value-type="float">
            <text:p>3</text:p>
          </table:table-cell>
          <table:table-cell office:value-type="float" office:value="566" calcext:value-type="float">
            <text:p>56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1245" calcext:value-type="float">
            <text:p>124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float" office:value="1264" calcext:value-type="float">
            <text:p>126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1305" calcext:value-type="float">
            <text:p>130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062" calcext:value-type="float">
            <text:p>106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float" office:value="1190" calcext:value-type="float">
            <text:p>119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float" office:value="1424" calcext:value-type="float">
            <text:p>142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740" calcext:value-type="float">
            <text:p>74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float" office:value="606" calcext:value-type="float">
            <text:p>60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office:value-type="float" office:value="953" calcext:value-type="float">
            <text:p>95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office:value-type="float" office:value="1096" calcext:value-type="float">
            <text:p>109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1323" calcext:value-type="float">
            <text:p>13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office:value-type="float" office:value="1128" calcext:value-type="float">
            <text:p>112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1421" calcext:value-type="float">
            <text:p>14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3" calcext:value-type="float">
            <text:p>3</text:p>
          </table:table-cell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  <table:table-cell office:value-type="float" office:value="1135" calcext:value-type="float">
            <text:p>113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4" calcext:value-type="float">
            <text:p>4</text:p>
          </table:table-cell>
          <table:table-cell office:value-type="float" office:value="715" calcext:value-type="float">
            <text:p>71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1082" calcext:value-type="float">
            <text:p>108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4" calcext:value-type="float">
            <text:p>4</text:p>
          </table:table-cell>
          <table:table-cell office:value-type="float" office:value="647" calcext:value-type="float">
            <text:p>64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float" office:value="1434" calcext:value-type="float">
            <text:p>14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1135" calcext:value-type="float">
            <text:p>113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float" office:value="1366" calcext:value-type="float">
            <text:p>136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float" office:value="1417" calcext:value-type="float">
            <text:p>14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office:value-type="float" office:value="649" calcext:value-type="float">
            <text:p>64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  <table:table-cell office:value-type="float" office:value="1031" calcext:value-type="float">
            <text:p>103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float" office:value="1409" calcext:value-type="float">
            <text:p>140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  <table:table-cell office:value-type="float" office:value="441" calcext:value-type="float">
            <text:p>44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office:value-type="float" office:value="1270" calcext:value-type="float">
            <text:p>127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float" office:value="1089" calcext:value-type="float">
            <text:p>108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</text:p>
          </table:table-cell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office:value-type="float" office:value="1191" calcext:value-type="float">
            <text:p>119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office:value-type="float" office:value="1259" calcext:value-type="float">
            <text:p>125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float" office:value="1161" calcext:value-type="float">
            <text:p>116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3" calcext:value-type="float">
            <text:p>3</text:p>
          </table:table-cell>
          <table:table-cell office:value-type="float" office:value="896" calcext:value-type="float">
            <text:p>89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  <table:table-cell office:value-type="float" office:value="1425" calcext:value-type="float">
            <text:p>142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704" calcext:value-type="float">
            <text:p>70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office:value-type="float" office:value="1075" calcext:value-type="float">
            <text:p>107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  <table:table-cell office:value-type="float" office:value="865" calcext:value-type="float">
            <text:p>86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  <table:table-cell office:value-type="float" office:value="1164" calcext:value-type="float">
            <text:p>116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  <table:table-cell office:value-type="float" office:value="1138" calcext:value-type="float">
            <text:p>113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office:value-type="float" office:value="1449" calcext:value-type="float">
            <text:p>144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3" calcext:value-type="float">
            <text:p>3</text:p>
          </table:table-cell>
          <table:table-cell office:value-type="float" office:value="1346" calcext:value-type="float">
            <text:p>134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  <table:table-cell office:value-type="float" office:value="1383" calcext:value-type="float">
            <text:p>138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office:value-type="float" office:value="951" calcext:value-type="float">
            <text:p>9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  <table:table-cell office:value-type="float" office:value="1420" calcext:value-type="float">
            <text:p>14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4" calcext:value-type="float">
            <text:p>4</text:p>
          </table:table-cell>
          <table:table-cell office:value-type="float" office:value="751" calcext:value-type="float">
            <text:p>75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1162" calcext:value-type="float">
            <text:p>116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3" calcext:value-type="float">
            <text:p>3</text:p>
          </table:table-cell>
          <table:table-cell office:value-type="float" office:value="912" calcext:value-type="float">
            <text:p>9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3" calcext:value-type="float">
            <text:p>3</text:p>
          </table:table-cell>
          <table:table-cell office:value-type="float" office:value="1362" calcext:value-type="float">
            <text:p>136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office:value-type="float" office:value="1479" calcext:value-type="float">
            <text:p>147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4" calcext:value-type="float">
            <text:p>4</text:p>
          </table:table-cell>
          <table:table-cell office:value-type="float" office:value="468" calcext:value-type="float">
            <text:p>46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908" calcext:value-type="float">
            <text:p>90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  <table:table-cell office:value-type="float" office:value="1214" calcext:value-type="float">
            <text:p>121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4" calcext:value-type="float">
            <text:p>4</text:p>
          </table:table-cell>
          <table:table-cell office:value-type="float" office:value="1276" calcext:value-type="float">
            <text:p>127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  <table:table-cell office:value-type="float" office:value="1184" calcext:value-type="float">
            <text:p>11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  <table:table-cell office:value-type="float" office:value="1240" calcext:value-type="float">
            <text:p>12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1373" calcext:value-type="float">
            <text:p>137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4" calcext:value-type="float">
            <text:p>4</text:p>
          </table:table-cell>
          <table:table-cell office:value-type="float" office:value="1367" calcext:value-type="float">
            <text:p>136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3" calcext:value-type="float">
            <text:p>3</text:p>
          </table:table-cell>
          <table:table-cell office:value-type="float" office:value="1494" calcext:value-type="float">
            <text:p>149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3" calcext:value-type="float">
            <text:p>3</text:p>
          </table:table-cell>
          <table:table-cell office:value-type="float" office:value="1390" calcext:value-type="float">
            <text:p>139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office:value-type="float" office:value="1143" calcext:value-type="float">
            <text:p>114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float" office:value="1294" calcext:value-type="float">
            <text:p>129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office:value-type="float" office:value="965" calcext:value-type="float">
            <text:p>96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office:value-type="float" office:value="1045" calcext:value-type="float">
            <text:p>10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float" office:value="781" calcext:value-type="float">
            <text:p>78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1390" calcext:value-type="float">
            <text:p>139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float" office:value="986" calcext:value-type="float">
            <text:p>98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4" calcext:value-type="float">
            <text:p>4</text:p>
          </table:table-cell>
          <table:table-cell office:value-type="float" office:value="1178" calcext:value-type="float">
            <text:p>117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float" office:value="1444" calcext:value-type="float">
            <text:p>144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office:value-type="float" office:value="1138" calcext:value-type="float">
            <text:p>11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1283" calcext:value-type="float">
            <text:p>128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1434" calcext:value-type="float">
            <text:p>143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float" office:value="410" calcext:value-type="float">
            <text:p>4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739" calcext:value-type="float">
            <text:p>73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float" office:value="1379" calcext:value-type="float">
            <text:p>137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float" office:value="928" calcext:value-type="float">
            <text:p>92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947" calcext:value-type="float">
            <text:p>94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office:value-type="float" office:value="754" calcext:value-type="float">
            <text:p>75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1465" calcext:value-type="float">
            <text:p>146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3" calcext:value-type="float">
            <text:p>3</text:p>
          </table:table-cell>
          <table:table-cell office:value-type="float" office:value="1237" calcext:value-type="float">
            <text:p>123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float" office:value="552" calcext:value-type="float">
            <text:p>55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4" calcext:value-type="float">
            <text:p>4</text:p>
          </table:table-cell>
          <table:table-cell office:value-type="float" office:value="1414" calcext:value-type="float">
            <text:p>14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4" calcext:value-type="float">
            <text:p>4</text:p>
          </table:table-cell>
          <table:table-cell office:value-type="float" office:value="1167" calcext:value-type="float">
            <text:p>116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4" calcext:value-type="float">
            <text:p>4</text:p>
          </table:table-cell>
          <table:table-cell office:value-type="float" office:value="734" calcext:value-type="float">
            <text:p>73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2" calcext:value-type="float">
            <text:p>2</text:p>
          </table:table-cell>
          <table:table-cell office:value-type="float" office:value="1038" calcext:value-type="float">
            <text:p>103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3" calcext:value-type="float">
            <text:p>3</text:p>
          </table:table-cell>
          <table:table-cell office:value-type="float" office:value="1288" calcext:value-type="float">
            <text:p>128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office:value-type="float" office:value="728" calcext:value-type="float">
            <text:p>7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float" office:value="1442" calcext:value-type="float">
            <text:p>144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4" calcext:value-type="float">
            <text:p>4</text:p>
          </table:table-cell>
          <table:table-cell office:value-type="float" office:value="1063" calcext:value-type="float">
            <text:p>106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  <table:table-cell office:value-type="float" office:value="1032" calcext:value-type="float">
            <text:p>103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3" calcext:value-type="float">
            <text:p>3</text:p>
          </table:table-cell>
          <table:table-cell office:value-type="float" office:value="1276" calcext:value-type="float">
            <text:p>127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4" calcext:value-type="float">
            <text:p>4</text:p>
          </table:table-cell>
          <table:table-cell office:value-type="float" office:value="1334" calcext:value-type="float">
            <text:p>133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4" calcext:value-type="float">
            <text:p>4</text:p>
          </table:table-cell>
          <table:table-cell office:value-type="float" office:value="1023" calcext:value-type="float">
            <text:p>102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4" calcext:value-type="float">
            <text:p>4</text:p>
          </table:table-cell>
          <table:table-cell office:value-type="float" office:value="369" calcext:value-type="float">
            <text:p>36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float" office:value="1433" calcext:value-type="float">
            <text:p>143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float" office:value="846" calcext:value-type="float">
            <text:p>84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float" office:value="740" calcext:value-type="float">
            <text:p>74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1198" calcext:value-type="float">
            <text:p>119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3" calcext:value-type="float">
            <text:p>3</text:p>
          </table:table-cell>
          <table:table-cell office:value-type="float" office:value="840" calcext:value-type="float">
            <text:p>84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office:value-type="float" office:value="563" calcext:value-type="float">
            <text:p>56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4" calcext:value-type="float">
            <text:p>4</text:p>
          </table:table-cell>
          <table:table-cell office:value-type="float" office:value="1245" calcext:value-type="float">
            <text:p>124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3" calcext:value-type="float">
            <text:p>3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  <table:table-cell office:value-type="float" office:value="1499" calcext:value-type="float">
            <text:p>149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4" calcext:value-type="float">
            <text:p>4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 table:number-rows-repeated="104759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rip_details" table:style-name="ta5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3" table:number-columns-repeated="16374" table:default-cell-style-name="Default"/>
        <table:table-row table:style-name="ro1">
          <table:table-cell office:value-type="string" calcext:value-type="string">
            <text:p>trip_id</text:p>
          </table:table-cell>
          <table:table-cell office:value-type="string" calcext:value-type="string">
            <text:p>loc_from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searches_got_estimate</text:p>
          </table:table-cell>
          <table:table-cell office:value-type="string" calcext:value-type="string">
            <text:p>searches_for_quotes</text:p>
          </table:table-cell>
          <table:table-cell office:value-type="string" calcext:value-type="string">
            <text:p>searches_got_quotes</text:p>
          </table:table-cell>
          <table:table-cell office:value-type="string" calcext:value-type="string">
            <text:p>customer_not_cancelled</text:p>
          </table:table-cell>
          <table:table-cell office:value-type="string" calcext:value-type="string">
            <text:p>driver_not_cancelled</text:p>
          </table:table-cell>
          <table:table-cell office:value-type="string" calcext:value-type="string">
            <text:p>otp_entered</text:p>
          </table:table-cell>
          <table:table-cell office:value-type="string" calcext:value-type="string">
            <text:p>end_ride</text:p>
          </table:table-cell>
          <table:table-cell table:number-columns-repeated="1637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table:number-columns-repeated="2"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3" calcext:value-type="float">
            <text:p>933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4" calcext:value-type="float">
            <text:p>934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3" calcext:value-type="float">
            <text:p>101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4" calcext:value-type="float">
            <text:p>103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0" calcext:value-type="float">
            <text:p>104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6" calcext:value-type="float">
            <text:p>104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8" calcext:value-type="float">
            <text:p>105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59" calcext:value-type="float">
            <text:p>1059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49" calcext:value-type="float">
            <text:p>114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75" calcext:value-type="float">
            <text:p>117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01" calcext:value-type="float">
            <text:p>12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11" calcext:value-type="float">
            <text:p>12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37" calcext:value-type="float">
            <text:p>123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77" calcext:value-type="float">
            <text:p>127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33" calcext:value-type="float">
            <text:p>133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63" calcext:value-type="float">
            <text:p>136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80" calcext:value-type="float">
            <text:p>138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95" calcext:value-type="float">
            <text:p>139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12" calcext:value-type="float">
            <text:p>14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37" calcext:value-type="float">
            <text:p>143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67" calcext:value-type="float">
            <text:p>14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80" calcext:value-type="float">
            <text:p>14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97" calcext:value-type="float">
            <text:p>14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09" calcext:value-type="float">
            <text:p>15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25" calcext:value-type="float">
            <text:p>15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56" calcext:value-type="float">
            <text:p>15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18" calcext:value-type="float">
            <text:p>16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73" calcext:value-type="float">
            <text:p>16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81" calcext:value-type="float">
            <text:p>17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05" calcext:value-type="float">
            <text:p>18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08" calcext:value-type="float">
            <text:p>18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13" calcext:value-type="float">
            <text:p>18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54" calcext:value-type="float">
            <text:p>18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65" calcext:value-type="float">
            <text:p>18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79" calcext:value-type="float">
            <text:p>18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86" calcext:value-type="float">
            <text:p>18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21" calcext:value-type="float">
            <text:p>19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34" calcext:value-type="float">
            <text:p>1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54" calcext:value-type="float">
            <text:p>19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61" calcext:value-type="float">
            <text:p>19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30" calcext:value-type="float">
            <text:p>20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31" calcext:value-type="float">
            <text:p>20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64" calcext:value-type="float">
            <text:p>20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65" calcext:value-type="float">
            <text:p>206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67" calcext:value-type="float">
            <text:p>206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68" calcext:value-type="float">
            <text:p>206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77" calcext:value-type="float">
            <text:p>20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83" calcext:value-type="float">
            <text:p>208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84" calcext:value-type="float">
            <text:p>20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91" calcext:value-type="float">
            <text:p>209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94" calcext:value-type="float">
            <text:p>209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02" calcext:value-type="float">
            <text:p>21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03" calcext:value-type="float">
            <text:p>210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04" calcext:value-type="float">
            <text:p>21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05" calcext:value-type="float">
            <text:p>21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06" calcext:value-type="float">
            <text:p>210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07" calcext:value-type="float">
            <text:p>21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08" calcext:value-type="float">
            <text:p>21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09" calcext:value-type="float">
            <text:p>210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11" calcext:value-type="float">
            <text:p>21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14" calcext:value-type="float">
            <text:p>211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15" calcext:value-type="float">
            <text:p>2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19" calcext:value-type="float">
            <text:p>21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20" calcext:value-type="float">
            <text:p>21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21" calcext:value-type="float">
            <text:p>21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24" calcext:value-type="float">
            <text:p>21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29" calcext:value-type="float">
            <text:p>21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31" calcext:value-type="float">
            <text:p>2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36" calcext:value-type="float">
            <text:p>21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38" calcext:value-type="float">
            <text:p>213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39" calcext:value-type="float">
            <text:p>213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42" calcext:value-type="float">
            <text:p>214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46" calcext:value-type="float">
            <text:p>21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52" calcext:value-type="float">
            <text:p>215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55" calcext:value-type="float">
            <text:p>215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57" calcext:value-type="float">
            <text:p>215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58" calcext:value-type="float">
            <text:p>215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161" calcext:value-type="float">
            <text:p>216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2" table:number-rows-repeated="10464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port" table:style-name="ta6">
        <office:forms form:automatic-focus="false" form:apply-design-mode="false"/>
        <table:table-column table:style-name="co14" table:number-columns-repeated="1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" office:value-type="string" calcext:value-type="string">
            <text:p>searches</text:p>
          </table:table-cell>
          <table:table-cell table:style-name="ce2" office:value-type="string" calcext:value-type="string">
            <text:p>fare estimate</text:p>
          </table:table-cell>
          <table:table-cell table:style-name="ce2" office:value-type="string" calcext:value-type="string">
            <text:p>search for quotes</text:p>
          </table:table-cell>
          <table:table-cell table:style-name="ce2" office:value-type="string" calcext:value-type="string">
            <text:p>search got quotes</text:p>
          </table:table-cell>
          <table:table-cell table:style-name="ce2" office:value-type="string" calcext:value-type="string">
            <text:p>trips not cancelled by driver </text:p>
          </table:table-cell>
          <table:table-cell table:style-name="ce2" office:value-type="string" calcext:value-type="string">
            <text:p>otp_generated</text:p>
          </table:table-cell>
          <table:table-cell table:style-name="ce2" office:value-type="string" calcext:value-type="string">
            <text:p>end_tri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office:value-type="float" office:value="2161" calcext:value-type="float">
            <text:p>2161</text:p>
          </table:table-cell>
          <table:table-cell office:value-type="float" office:value="1758" calcext:value-type="float">
            <text:p>1758</text:p>
          </table:table-cell>
          <table:table-cell office:value-type="float" office:value="1455" calcext:value-type="float">
            <text:p>1455</text:p>
          </table:table-cell>
          <table:table-cell office:value-type="float" office:value="1277" calcext:value-type="float">
            <text:p>1277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983" calcext:value-type="float">
            <text:p>983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 table:style-name="ce3" office:value-type="string" calcext:value-type="string">
            <text:p>-</text:p>
          </table:table-cell>
          <table:table-cell table:style-name="ce6" table:formula="of:=[.C2]/[.B2]" office:value-type="percentage" office:value="0.813512262841277" calcext:value-type="percentage">
            <text:p>81%</text:p>
          </table:table-cell>
          <table:table-cell table:style-name="ce6" table:formula="of:=[.D2]/[.C2]" office:value-type="percentage" office:value="0.827645051194539" calcext:value-type="percentage">
            <text:p>83%</text:p>
          </table:table-cell>
          <table:table-cell table:style-name="ce6" table:formula="of:=[.E2]/[.D2]" office:value-type="percentage" office:value="0.87766323024055" calcext:value-type="percentage">
            <text:p>88%</text:p>
          </table:table-cell>
          <table:table-cell table:style-name="ce6" table:formula="of:=[.F2]/[.E2]" office:value-type="percentage" office:value="0.799530148786218" calcext:value-type="percentage">
            <text:p>80%</text:p>
          </table:table-cell>
          <table:table-cell table:style-name="ce6" table:formula="of:=[.G2]/[.F2]" office:value-type="percentage" office:value="0.962781586679726" calcext:value-type="percentage">
            <text:p>96%</text:p>
          </table:table-cell>
          <table:table-cell table:style-name="ce6" table:formula="of:=[.H2]/[.G2]" office:value-type="percentage" office:value="1" calcext:value-type="percentage">
            <text:p>100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rop percentage each stages </text:p>
          </table:table-cell>
          <table:table-cell table:style-name="ce4" office:value-type="string" calcext:value-type="string">
            <text:p>-</text:p>
          </table:table-cell>
          <table:table-cell table:style-name="ce6" table:formula="of:=1-[.C3]" office:value-type="percentage" office:value="0.186487737158723" calcext:value-type="percentage">
            <text:p>19%</text:p>
          </table:table-cell>
          <table:table-cell table:style-name="ce6" table:formula="of:=1-[.D3]" office:value-type="percentage" office:value="0.172354948805461" calcext:value-type="percentage">
            <text:p>17%</text:p>
          </table:table-cell>
          <table:table-cell table:style-name="ce6" table:formula="of:=1-[.E3]" office:value-type="percentage" office:value="0.12233676975945" calcext:value-type="percentage">
            <text:p>12%</text:p>
          </table:table-cell>
          <table:table-cell table:style-name="ce6" table:formula="of:=1-[.F3]" office:value-type="percentage" office:value="0.200469851213782" calcext:value-type="percentage">
            <text:p>20%</text:p>
          </table:table-cell>
          <table:table-cell table:style-name="ce6" table:formula="of:=1-[.G3]" office:value-type="percentage" office:value="0.0372184133202742" calcext:value-type="percentage">
            <text:p>4%</text:p>
          </table:table-cell>
          <table:table-cell table:style-name="ce6" table:formula="of:=1-[.H3]" office:value-type="percentage" office:value="0" calcext:value-type="percentage">
            <text:p>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customer decrease each stages </text:p>
          </table:table-cell>
          <table:table-cell table:style-name="ce7" table:formula="of:=AVERAGE([.C4:.G4])" office:value-type="percentage" office:value="0.143773544051538" calcext:value-type="percentage">
            <text:p>14%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ustomer difference in between search and ride complete </text:p>
          </table:table-cell>
          <table:table-cell table:style-name="ce8" table:formula="of:=[.H2]/[.B2]" office:value-type="percentage" office:value="0.454881999074503" calcext:value-type="percentage">
            <text:p>45%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average distance per trip</text:p>
          </table:table-cell>
          <table:table-cell table:style-name="ce2" office:value-type="string" calcext:value-type="string">
            <text:p>average fare per trip</text:p>
          </table:table-cell>
          <table:table-cell table:style-name="ce2" office:value-type="string" calcext:value-type="string">
            <text:p>most payment method </text:p>
          </table:table-cell>
          <table:table-cell table:style-name="ce2" office:value-type="string" calcext:value-type="string">
            <text:p><text:s/>highest payment made through </text:p>
          </table:table-cell>
          <table:table-cell table:style-name="ce25" office:value-type="string" calcext:value-type="string" table:number-columns-spanned="2" table:number-rows-spanned="1">
            <text:p>location had most no of trips</text:p>
          </table:table-cell>
          <table:covered-table-cell table:style-name="ce25"/>
          <table:table-cell table:style-name="ce2" office:value-type="string" calcext:value-type="string">
            <text:p>Top 5 earned driver_i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4.39" calcext:value-type="float">
            <text:p>14.39</text:p>
          </table:table-cell>
          <table:table-cell office:value-type="float" office:value="764.33" calcext:value-type="float">
            <text:p>764.33</text:p>
          </table:table-cell>
          <table:table-cell table:number-columns-repeated="2" office:value-type="string" calcext:value-type="string">
            <text:p>credit card</text:p>
          </table:table-cell>
          <table:table-cell table:style-name="ce10" office:value-type="string" calcext:value-type="string">
            <text:p>loc_from </text:p>
          </table:table-cell>
          <table:table-cell table:style-name="ce10" office:value-type="string" calcext:value-type="string">
            <text:p>loc_to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4" office:value-type="string" calcext:value-type="string">
            <text:p>parameter</text:p>
          </table:table-cell>
          <table:table-cell table:style-name="ce14" office:value-type="string" calcext:value-type="string">
            <text:p>time duration had more trips</text:p>
          </table:table-cell>
          <table:table-cell table:style-name="ce18" office:value-type="string" calcext:value-type="string" table:number-columns-spanned="2" table:number-rows-spanned="1">
            <text:p>driver ,customer pair had more orders</text:p>
          </table:table-cell>
          <table:covered-table-cell table:style-name="ce18"/>
          <table:table-cell table:style-name="ce24"/>
          <table:table-cell table:style-name="ce18" office:value-type="string" calcext:value-type="string">
            <text:p>duration got the highest fare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river_id</text:p>
          </table:table-cell>
          <table:table-cell table:style-name="ce10" office:value-type="string" calcext:value-type="string">
            <text:p>cust_id</text:p>
          </table:table-cell>
          <table:table-cell/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fare</text:p>
          </table:table-cell>
          <table:table-cell table:style-name="ce10" office:value-type="string" calcext:value-type="string">
            <text:p>rn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" calcext:value-type="float">
            <text:p>9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5019" calcext:value-type="float">
            <text:p>4501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4" office:value-type="string" calcext:value-type="string">
            <text:p>parameter</text:p>
          </table:table-cell>
          <table:table-cell table:style-name="ce18" office:value-type="string" calcext:value-type="string">
            <text:p><text:s/>area got the highest fares</text:p>
          </table:table-cell>
          <table:table-cell table:style-name="ce18" table:number-columns-repeated="2"/>
          <table:table-cell table:style-name="ce24"/>
          <table:table-cell table:style-name="ce18" office:value-type="string" calcext:value-type="string" table:number-columns-spanned="3" table:number-rows-spanned="1">
            <text:p>area with highest cacellation trips by driver</text:p>
          </table:table-cell>
          <table:covered-table-cell table:number-columns-repeated="2" table:style-name="ce18"/>
          <table:table-cell table:number-columns-repeated="4"/>
        </table:table-row>
        <table:table-row table:style-name="ro1">
          <table:table-cell office:value-type="string" calcext:value-type="string">
            <text:p>data</text:p>
          </table:table-cell>
          <table:table-cell table:style-name="ce10" office:value-type="string" calcext:value-type="string">
            <text:p>loc_from</text:p>
          </table:table-cell>
          <table:table-cell table:style-name="ce10" office:value-type="string" calcext:value-type="string">
            <text:p>hi_fare</text:p>
          </table:table-cell>
          <table:table-cell table:style-name="ce10" office:value-type="string" calcext:value-type="string">
            <text:p>rnk</text:p>
          </table:table-cell>
          <table:table-cell/>
          <table:table-cell table:style-name="ce10" office:value-type="string" calcext:value-type="string">
            <text:p>loc_from</text:p>
          </table:table-cell>
          <table:table-cell table:style-name="ce10" office:value-type="string" calcext:value-type="string">
            <text:p>driver_cancelled</text:p>
          </table:table-cell>
          <table:table-cell table:style-name="ce10" office:value-type="string" calcext:value-type="string">
            <text:p>rnk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float" office:value="30295" calcext:value-type="float">
            <text:p>30295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4" office:value-type="string" calcext:value-type="string">
            <text:p>parameter</text:p>
          </table:table-cell>
          <table:table-cell table:style-name="ce18" office:value-type="string" calcext:value-type="string" table:number-columns-spanned="3" table:number-rows-spanned="1">
            <text:p>area with highest cacellation trips by customer</text:p>
          </table:table-cell>
          <table:covered-table-cell table:number-columns-repeated="2" table:style-name="ce18"/>
          <table:table-cell/>
          <table:table-cell table:style-name="ce18" office:value-type="string" calcext:value-type="string">
            <text:p><text:s/>duration got the highest trip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ata</text:p>
          </table:table-cell>
          <table:table-cell table:style-name="ce10" office:value-type="string" calcext:value-type="string">
            <text:p>loc_from</text:p>
          </table:table-cell>
          <table:table-cell table:style-name="ce10" office:value-type="string" calcext:value-type="string">
            <text:p>cust_cancelled</text:p>
          </table:table-cell>
          <table:table-cell table:style-name="ce10" office:value-type="string" calcext:value-type="string">
            <text:p>rnk</text:p>
          </table:table-cell>
          <table:table-cell/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frequency</text:p>
          </table:table-cell>
          <table:table-cell table:style-name="ce10" office:value-type="string" calcext:value-type="string">
            <text:p>rnk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4" office:value-type="string" calcext:value-type="string">
            <text:p>parameter</text:p>
          </table:table-cell>
          <table:table-cell table:style-name="ce18" office:value-type="string" calcext:value-type="string" table:number-columns-spanned="3" table:number-rows-spanned="1">
            <text:p>number of trips in each duration(time)</text:p>
          </table:table-cell>
          <table:covered-table-cell table:number-columns-repeated="2" table:style-name="ce18"/>
          <table:table-cell table:style-name="ce18"/>
          <table:table-cell table:style-name="ce24"/>
          <table:table-cell table:style-name="ce18" office:value-type="string" calcext:value-type="string" table:number-columns-spanned="4" table:number-rows-spanned="1">
            <text:p><text:s/>number of trips in each location</text:p>
          </table:table-cell>
          <table:covered-table-cell table:number-columns-repeated="3" table:style-name="ce18"/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loc_from</text:p>
          </table:table-cell>
          <table:table-cell table:style-name="ce10" office:value-type="string" calcext:value-type="string">
            <text:p>frequency</text:p>
          </table:table-cell>
          <table:table-cell table:style-name="ce10" office:value-type="string" calcext:value-type="string">
            <text:p>rnk</text:p>
          </table:table-cell>
          <table:table-cell/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loc_from</text:p>
          </table:table-cell>
          <table:table-cell table:style-name="ce10" office:value-type="string" calcext:value-type="string">
            <text:p>frequency</text:p>
          </table:table-cell>
          <table:table-cell table:style-name="ce10" office:value-type="string" calcext:value-type="string">
            <text:p>rnk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9" calcext:value-type="float">
            <text:p>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11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11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11" office:value-type="float" office:value="23" calcext:value-type="float">
            <text:p>2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47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4" table:target-range-address="trip_details.A1:trip_details.J2162" table:display-filter-buttons="true">
          <table:filter>
            <table:filter-and>
              <table:filter-condition table:data-type="number" table:value="0" table:operator="=" table:field-number="6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35">
      <number:number number:decimal-places="0" number:min-decimal-places="0" number:min-integer-digits="0"/>
      <number:text>%</number:text>
    </number:percentage-style>
    <number:percentage-style style:name="N136">
      <number:number number:decimal-places="1" number:min-decimal-places="1" number:min-integer-digits="1"/>
      <number:text>%</number:text>
    </number:percentage-style>
    <number:percentage-style style:name="N137">
      <number:number number:decimal-places="3" number:min-decimal-places="3" number:min-integer-digits="1"/>
      <number:text>%</number:text>
    </number:percentage-style>
    <number:percentage-style style:name="N138">
      <number:number number:decimal-places="4" number:min-decimal-places="4" number:min-integer-digits="1"/>
      <number:text>%</number:text>
    </number:percentage-style>
    <number:percentage-style style:name="N139">
      <number:number number:decimal-places="5" number:min-decimal-places="5" number:min-integer-digits="1"/>
      <number:text>%</number:text>
    </number:percentage-style>
    <number:percentage-style style:name="N140">
      <number:number number:decimal-places="6" number:min-decimal-places="6" number:min-integer-digits="1"/>
      <number:text>%</number:text>
    </number:percentage-style>
    <number:percentage-style style:name="N141">
      <number:number number:decimal-places="7" number:min-decimal-places="7" number:min-integer-digits="1"/>
      <number:text>%</number:text>
    </number:percentage-style>
    <number:percentage-style style:name="N142">
      <number:number number:decimal-places="8" number:min-decimal-places="8" number:min-integer-digits="1"/>
      <number:text>%</number:text>
    </number:percentage-style>
    <number:percentage-style style:name="N143">
      <number:number number:decimal-places="0" number:min-decimal-places="0" number:min-integer-digits="2"/>
      <number:text>%</number:text>
    </number:percentage-style>
    <number:percentage-style style:name="N144">
      <number:number number:decimal-places="0" number:min-decimal-places="0" number:min-integer-digits="3"/>
      <number:text>%</number:text>
    </number:percentage-style>
    <number:percentage-style style:name="N145">
      <number:number number:decimal-places="0" number:min-decimal-places="0" number:min-integer-digits="4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09:33:27.3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ssembly" style:display-name="PageStyle_assembl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yment" style:display-name="PageStyle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uration" style:display-name="PageStyle_dur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ips" style:display-name="PageStyle_trip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ip_5f_details" style:display-name="PageStyle_trip_detai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creation-date>2023-09-03T07:46:55</meta:creation-date>
    <dc:date>2023-12-21T12:56:08.480000000</dc:date>
    <meta:generator>LibreOffice/7.6.2.1$Windows_X86_64 LibreOffice_project/56f7684011345957bbf33a7ee678afaf4d2ba333</meta:generator>
    <meta:editing-duration>PT5H42M35S</meta:editing-duration>
    <meta:editing-cycles>54</meta:editing-cycles>
    <meta:document-statistic meta:table-count="6" meta:cell-count="31157" meta:object-count="0"/>
    <meta:user-defined meta:name="AppVersion">16.0300</meta:user-defined>
  </office:meta>
</office:document-meta>
</file>